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8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8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9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89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551cm" svg:y1="14.774cm" svg:x2="9.615cm" svg:y2="14.712cm">
              <text:p/>
            </draw:line>
            <draw:line draw:style-name="gr2" draw:text-style-name="P1" draw:layer="layout" svg:x1="9.551cm" svg:y1="14.712cm" svg:x2="9.615cm" svg:y2="14.776cm">
              <text:p/>
            </draw:line>
            <draw:frame draw:style-name="gr3" draw:text-style-name="P3" draw:layer="layout" svg:width="0.262cm" svg:height="0.38cm" svg:x="9.251cm" svg:y="14.421cm">
              <draw:text-box>
                <text:p text:style-name="P2"><text:span text:style-name="T1">M</text:span></text:p>
              </draw:text-box>
            </draw:frame>
            <draw:line draw:style-name="gr4" draw:text-style-name="P1" draw:layer="layout" svg:x1="11.418cm" svg:y1="13.93cm" svg:x2="9.158cm" svg:y2="15.747cm">
              <text:p/>
            </draw:line>
          </draw:g>
          <draw:frame draw:style-name="gr5" draw:text-style-name="P4" draw:layer="layout" svg:width="0.456cm" svg:height="0.38cm" svg:x="11.403cm" svg:y="14.026cm">
            <draw:text-box>
              <text:p text:style-name="P2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12:38.337206586</meta:creation-date>
    <dc:date>2018-02-09T12:13:08.524723433</dc:date>
    <meta:editing-duration>PT30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